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6fa" officeooo:paragraph-rsid="001b6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3:32:17.237064633</meta:creation-date>
    <dc:date>2023-04-27T13:32:41.050945066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